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a24e" officeooo:paragraph-rsid="001ea24e"/>
    </style:style>
    <style:style style:name="P2" style:family="paragraph" style:parent-style-name="Text_20_body">
      <style:paragraph-properties fo:text-align="end" style:justify-single-word="false"/>
      <style:text-properties officeooo:rsid="001ea24e" officeooo:paragraph-rsid="001ea24e"/>
    </style:style>
    <style:style style:name="P3" style:family="paragraph" style:parent-style-name="Text_20_body">
      <style:text-properties officeooo:rsid="001ea24e" officeooo:paragraph-rsid="002e96e7"/>
    </style:style>
    <style:style style:name="P4" style:family="paragraph" style:parent-style-name="Text_20_body">
      <style:text-properties officeooo:rsid="0020ab3c" officeooo:paragraph-rsid="0020ab3c"/>
    </style:style>
    <style:style style:name="P5" style:family="paragraph" style:parent-style-name="Text_20_body">
      <style:text-properties officeooo:rsid="0020ab3c" officeooo:paragraph-rsid="0021047c"/>
    </style:style>
    <style:style style:name="P6" style:family="paragraph" style:parent-style-name="Text_20_body">
      <style:text-properties officeooo:rsid="0020ab3c" officeooo:paragraph-rsid="0035380a"/>
    </style:style>
    <style:style style:name="P7" style:family="paragraph" style:parent-style-name="Text_20_body">
      <style:text-properties officeooo:paragraph-rsid="0021581b"/>
    </style:style>
    <style:style style:name="P8" style:family="paragraph" style:parent-style-name="Text_20_body">
      <style:text-properties officeooo:rsid="0028dc18" officeooo:paragraph-rsid="002975aa"/>
    </style:style>
    <style:style style:name="P9" style:family="paragraph" style:parent-style-name="Text_20_body">
      <style:text-properties officeooo:rsid="002975aa" officeooo:paragraph-rsid="002975aa"/>
    </style:style>
    <style:style style:name="P10" style:family="paragraph" style:parent-style-name="Text_20_body">
      <style:text-properties officeooo:paragraph-rsid="002e96e7"/>
    </style:style>
    <style:style style:name="P11" style:family="paragraph" style:parent-style-name="Text_20_body">
      <style:text-properties officeooo:paragraph-rsid="0032e4f6"/>
    </style:style>
    <style:style style:name="P12" style:family="paragraph" style:parent-style-name="Text_20_body">
      <style:text-properties officeooo:rsid="00362eca" officeooo:paragraph-rsid="00362eca"/>
    </style:style>
    <style:style style:name="P13" style:family="paragraph" style:parent-style-name="Text_20_body">
      <style:text-properties officeooo:rsid="00362eca" officeooo:paragraph-rsid="00524238"/>
    </style:style>
    <style:style style:name="P14" style:family="paragraph" style:parent-style-name="Text_20_body">
      <style:text-properties officeooo:rsid="0036b42f" officeooo:paragraph-rsid="0036b42f"/>
    </style:style>
    <style:style style:name="P15" style:family="paragraph" style:parent-style-name="Text_20_body">
      <style:text-properties officeooo:rsid="0036b42f" officeooo:paragraph-rsid="003aafa6"/>
    </style:style>
    <style:style style:name="P16" style:family="paragraph" style:parent-style-name="Text_20_body">
      <style:text-properties officeooo:rsid="0036b42f" officeooo:paragraph-rsid="0048dba3"/>
    </style:style>
    <style:style style:name="P17" style:family="paragraph" style:parent-style-name="Text_20_body">
      <style:text-properties officeooo:rsid="0036b42f" officeooo:paragraph-rsid="0053a917"/>
    </style:style>
    <style:style style:name="P18" style:family="paragraph" style:parent-style-name="Text_20_body">
      <style:text-properties officeooo:rsid="0036b42f" officeooo:paragraph-rsid="00561257"/>
    </style:style>
    <style:style style:name="P19" style:family="paragraph" style:parent-style-name="Text_20_body">
      <style:text-properties officeooo:rsid="0036b42f" officeooo:paragraph-rsid="005c5437"/>
    </style:style>
    <style:style style:name="P20" style:family="paragraph" style:parent-style-name="Text_20_body">
      <style:text-properties officeooo:rsid="00385dfc" officeooo:paragraph-rsid="003aafa6"/>
    </style:style>
    <style:style style:name="P21" style:family="paragraph" style:parent-style-name="Text_20_body">
      <style:text-properties officeooo:rsid="003edbb6" officeooo:paragraph-rsid="003edbb6"/>
    </style:style>
    <style:style style:name="P22" style:family="paragraph" style:parent-style-name="Text_20_body">
      <style:text-properties officeooo:rsid="003edbb6" officeooo:paragraph-rsid="005652bd"/>
    </style:style>
    <style:style style:name="P23" style:family="paragraph" style:parent-style-name="Text_20_body">
      <style:text-properties officeooo:paragraph-rsid="0045d092"/>
    </style:style>
    <style:style style:name="P24" style:family="paragraph" style:parent-style-name="Text_20_body">
      <style:text-properties officeooo:rsid="00479daf" officeooo:paragraph-rsid="00479daf"/>
    </style:style>
    <style:style style:name="P25" style:family="paragraph" style:parent-style-name="Text_20_body">
      <style:text-properties officeooo:rsid="00479daf" officeooo:paragraph-rsid="005c624f"/>
    </style:style>
    <style:style style:name="P26" style:family="paragraph" style:parent-style-name="Text_20_body">
      <style:text-properties officeooo:rsid="0048e4c6" officeooo:paragraph-rsid="0048e4c6"/>
    </style:style>
    <style:style style:name="P27" style:family="paragraph" style:parent-style-name="Text_20_body">
      <style:text-properties officeooo:rsid="00493bcb" officeooo:paragraph-rsid="00493bcb"/>
    </style:style>
    <style:style style:name="P28" style:family="paragraph" style:parent-style-name="Text_20_body">
      <style:text-properties officeooo:rsid="004ceca5" officeooo:paragraph-rsid="004ceca5"/>
    </style:style>
    <style:style style:name="P29" style:family="paragraph" style:parent-style-name="Text_20_body">
      <style:text-properties officeooo:rsid="00524238" officeooo:paragraph-rsid="00524238"/>
    </style:style>
    <style:style style:name="P30" style:family="paragraph" style:parent-style-name="Text_20_body">
      <style:text-properties officeooo:rsid="005425cd" officeooo:paragraph-rsid="005425cd"/>
    </style:style>
    <style:style style:name="P31" style:family="paragraph" style:parent-style-name="Text_20_body">
      <style:text-properties officeooo:rsid="005652bd" officeooo:paragraph-rsid="005652bd"/>
    </style:style>
    <style:style style:name="P32" style:family="paragraph" style:parent-style-name="Text_20_body">
      <style:text-properties officeooo:rsid="00397a7c" officeooo:paragraph-rsid="005a9f4f"/>
    </style:style>
    <style:style style:name="P33" style:family="paragraph" style:parent-style-name="Text_20_body">
      <style:text-properties officeooo:rsid="003de023" officeooo:paragraph-rsid="003de023"/>
    </style:style>
    <style:style style:name="P34" style:family="paragraph" style:parent-style-name="Text_20_body">
      <style:text-properties officeooo:rsid="005bb6cf" officeooo:paragraph-rsid="005bb6cf"/>
    </style:style>
    <style:style style:name="P35" style:family="paragraph" style:parent-style-name="Text_20_body">
      <style:text-properties officeooo:rsid="005fbf8c" officeooo:paragraph-rsid="00619b57"/>
    </style:style>
    <style:style style:name="P36" style:family="paragraph" style:parent-style-name="Text_20_body">
      <style:text-properties fo:font-style="normal" officeooo:rsid="005652bd" officeooo:paragraph-rsid="005652bd" style:font-style-asian="normal" style:font-style-complex="normal"/>
    </style:style>
    <style:style style:name="P37" style:family="paragraph" style:parent-style-name="Text_20_body">
      <style:text-properties fo:font-style="normal" officeooo:rsid="005652bd" officeooo:paragraph-rsid="0058251f" style:font-style-asian="normal" style:font-style-complex="normal"/>
    </style:style>
    <style:style style:name="P38" style:family="paragraph" style:parent-style-name="Text_20_body">
      <style:text-properties officeooo:rsid="00654b13" officeooo:paragraph-rsid="00654b13"/>
    </style:style>
    <style:style style:name="P39" style:family="paragraph" style:parent-style-name="Text_20_body">
      <style:text-properties officeooo:rsid="00654b13" officeooo:paragraph-rsid="006b47e0"/>
    </style:style>
    <style:style style:name="P40" style:family="paragraph" style:parent-style-name="Text_20_body">
      <style:text-properties officeooo:rsid="00718a02" officeooo:paragraph-rsid="00718a02"/>
    </style:style>
    <style:style style:name="P41" style:family="paragraph" style:parent-style-name="Text_20_body">
      <style:text-properties officeooo:rsid="0077a32d" officeooo:paragraph-rsid="0077a32d"/>
    </style:style>
    <style:style style:name="P42" style:family="paragraph" style:parent-style-name="CODE">
      <style:text-properties officeooo:paragraph-rsid="0035380a"/>
    </style:style>
    <style:style style:name="P43" style:family="paragraph" style:parent-style-name="CODE">
      <style:text-properties officeooo:rsid="005652bd" officeooo:paragraph-rsid="005652bd"/>
    </style:style>
    <style:style style:name="P44" style:family="paragraph" style:parent-style-name="CODE">
      <style:text-properties officeooo:rsid="005652bd" officeooo:paragraph-rsid="0058251f"/>
    </style:style>
    <style:style style:name="P45" style:family="paragraph" style:parent-style-name="CODE">
      <style:text-properties fo:font-style="normal" officeooo:rsid="005652bd" officeooo:paragraph-rsid="005652bd" style:font-style-asian="normal" style:font-style-complex="normal"/>
    </style:style>
    <style:style style:name="P46" style:family="paragraph" style:parent-style-name="CODE">
      <style:text-properties fo:font-style="normal" fo:font-weight="normal" officeooo:rsid="005652bd" officeooo:paragraph-rsid="005652bd" style:font-style-asian="normal" style:font-weight-asian="normal" style:font-style-complex="normal" style:font-weight-complex="normal"/>
    </style:style>
    <style:style style:name="P47" style:family="paragraph" style:parent-style-name="Preformatted_20_Text">
      <style:text-properties officeooo:rsid="003a782a" officeooo:paragraph-rsid="003c0821"/>
    </style:style>
    <style:style style:name="P48" style:family="paragraph" style:parent-style-name="Standard">
      <style:text-properties officeooo:rsid="005652bd" officeooo:paragraph-rsid="005652bd"/>
    </style:style>
    <style:style style:name="P49" style:family="paragraph" style:parent-style-name="Standard">
      <style:text-properties officeooo:rsid="005652bd" officeooo:paragraph-rsid="0058251f"/>
    </style:style>
    <style:style style:name="P50" style:family="paragraph" style:parent-style-name="Preformatted_20_Text">
      <style:paragraph-properties fo:margin-top="0in" fo:margin-bottom="0.1965in" style:contextual-spacing="false"/>
      <style:text-properties officeooo:paragraph-rsid="003edbb6"/>
    </style:style>
    <style:style style:name="P51" style:family="paragraph" style:parent-style-name="Heading_20_5">
      <style:text-properties officeooo:rsid="00397a7c" officeooo:paragraph-rsid="005c5437"/>
    </style:style>
    <style:style style:name="P52" style:family="paragraph" style:parent-style-name="Heading_20_4">
      <style:text-properties officeooo:paragraph-rsid="005c5437"/>
    </style:style>
    <style:style style:name="P53" style:family="paragraph" style:parent-style-name="QUOTE">
      <style:text-properties fo:background-color="transparent"/>
    </style:style>
    <style:style style:name="P54" style:family="paragraph" style:parent-style-name="QUOTE">
      <style:text-properties officeooo:paragraph-rsid="006ef0c8"/>
    </style:style>
    <style:style style:name="P55" style:family="paragraph" style:parent-style-name="CODE">
      <style:text-properties fo:font-weight="normal" officeooo:rsid="00235e0a" officeooo:paragraph-rsid="007a73bc" style:font-weight-asian="normal" style:font-weight-complex="normal"/>
    </style:style>
    <style:style style:name="P56" style:family="paragraph" style:parent-style-name="CODE">
      <style:text-properties officeooo:rsid="0017b07b" officeooo:paragraph-rsid="007a73bc"/>
    </style:style>
    <style:style style:name="P57" style:family="paragraph" style:parent-style-name="CODE">
      <style:text-properties officeooo:rsid="0030db6a" officeooo:paragraph-rsid="007a73bc"/>
    </style:style>
    <style:style style:name="P58" style:family="paragraph" style:parent-style-name="CODE">
      <style:text-properties officeooo:paragraph-rsid="007a73bc"/>
    </style:style>
    <style:style style:name="P59" style:family="paragraph" style:parent-style-name="Heading_20_1">
      <style:text-properties officeooo:paragraph-rsid="0045d092"/>
    </style:style>
    <style:style style:name="P60" style:family="paragraph" style:parent-style-name="Heading_20_1">
      <style:text-properties officeooo:rsid="006d19ab" officeooo:paragraph-rsid="006d19ab"/>
    </style:style>
    <style:style style:name="P61" style:family="paragraph" style:parent-style-name="Heading_20_1">
      <style:text-properties officeooo:paragraph-rsid="007a73bc"/>
    </style:style>
    <style:style style:name="P62" style:family="paragraph" style:parent-style-name="Heading_20_2">
      <style:text-properties officeooo:rsid="005ee781" officeooo:paragraph-rsid="005ee781"/>
    </style:style>
    <style:style style:name="P63" style:family="paragraph" style:parent-style-name="Heading_20_2">
      <style:text-properties officeooo:paragraph-rsid="007a73bc"/>
    </style:style>
    <style:style style:name="P64" style:family="paragraph" style:parent-style-name="Heading_20_3">
      <style:text-properties officeooo:paragraph-rsid="00362eca"/>
    </style:style>
    <style:style style:name="P65" style:family="paragraph" style:parent-style-name="Heading_20_3">
      <style:text-properties officeooo:paragraph-rsid="007a73bc"/>
    </style:style>
    <style:style style:name="P66" style:family="paragraph" style:parent-style-name="QUOTE">
      <style:text-properties officeooo:paragraph-rsid="007a73bc"/>
    </style:style>
    <style:style style:name="P67" style:family="paragraph" style:parent-style-name="Text_20_body">
      <style:text-properties fo:font-weight="normal" officeooo:rsid="00235e0a" officeooo:paragraph-rsid="007a73bc" style:font-weight-asian="normal" style:font-weight-complex="normal"/>
    </style:style>
    <style:style style:name="P68" style:family="paragraph" style:parent-style-name="Text_20_body" style:list-style-name="L1">
      <style:text-properties fo:font-weight="bold" officeooo:rsid="0017b07b" officeooo:paragraph-rsid="007a73bc" style:font-weight-asian="bold" style:font-weight-complex="bold"/>
    </style:style>
    <style:style style:name="P69" style:family="paragraph" style:parent-style-name="Text_20_body" style:list-style-name="L3">
      <style:text-properties fo:font-weight="bold" officeooo:rsid="0017b07b" officeooo:paragraph-rsid="007a73bc" style:font-weight-asian="bold" style:font-weight-complex="bold"/>
    </style:style>
    <style:style style:name="P70" style:family="paragraph" style:parent-style-name="Text_20_body">
      <style:text-properties fo:font-weight="bold" officeooo:rsid="0017b07b" officeooo:paragraph-rsid="007a73bc" style:font-weight-asian="bold" style:font-weight-complex="bold"/>
    </style:style>
    <style:style style:name="P71" style:family="paragraph" style:parent-style-name="Text_20_body">
      <style:paragraph-properties fo:text-align="center" style:justify-single-word="false"/>
      <style:text-properties fo:font-weight="bold" officeooo:paragraph-rsid="007a73bc" style:font-weight-asian="bold" style:font-weight-complex="bold"/>
    </style:style>
    <style:style style:name="P72" style:family="paragraph" style:parent-style-name="Text_20_body">
      <style:text-properties officeooo:rsid="001d93e9" officeooo:paragraph-rsid="007a73bc"/>
    </style:style>
    <style:style style:name="P73" style:family="paragraph" style:parent-style-name="Text_20_body">
      <style:text-properties officeooo:paragraph-rsid="007a73bc"/>
    </style:style>
    <style:style style:name="P74" style:family="paragraph" style:parent-style-name="Text_20_body">
      <style:paragraph-properties fo:text-align="end" style:justify-single-word="false"/>
      <style:text-properties officeooo:rsid="001ea24e" officeooo:paragraph-rsid="001ea24e"/>
    </style:style>
    <style:style style:name="P75" style:family="paragraph" style:parent-style-name="Text_20_body">
      <style:paragraph-properties fo:text-align="end" style:justify-single-word="false"/>
      <style:text-properties officeooo:paragraph-rsid="0022f3d9"/>
    </style:style>
    <style:style style:name="P76" style:family="paragraph" style:parent-style-name="Title">
      <style:text-properties officeooo:rsid="001d2903" officeooo:paragraph-rsid="007a73bc"/>
    </style:style>
    <style:style style:name="T1" style:family="text">
      <style:text-properties officeooo:rsid="001ea2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75aa" style:font-weight-asian="bold" style:font-weight-complex="bold"/>
    </style:style>
    <style:style style:name="T4" style:family="text">
      <style:text-properties fo:font-weight="bold" officeooo:rsid="001ea24e" style:font-weight-asian="bold" style:font-weight-complex="bold"/>
    </style:style>
    <style:style style:name="T5" style:family="text">
      <style:text-properties fo:font-weight="bold" officeooo:rsid="0035380a" style:font-weight-asian="bold" style:font-weight-complex="bold"/>
    </style:style>
    <style:style style:name="T6" style:family="text">
      <style:text-properties fo:font-weight="bold" officeooo:rsid="003de023" style:font-weight-asian="bold" style:font-weight-complex="bold"/>
    </style:style>
    <style:style style:name="T7" style:family="text">
      <style:text-properties fo:font-weight="bold" officeooo:rsid="0040ff99" style:font-weight-asian="bold" style:font-weight-complex="bold"/>
    </style:style>
    <style:style style:name="T8" style:family="text">
      <style:text-properties fo:font-weight="bold" officeooo:rsid="00420eeb" style:font-weight-asian="bold" style:font-weight-complex="bold"/>
    </style:style>
    <style:style style:name="T9" style:family="text">
      <style:text-properties fo:font-weight="bold" officeooo:rsid="00507886" style:font-weight-asian="bold" style:font-weight-complex="bold"/>
    </style:style>
    <style:style style:name="T10" style:family="text">
      <style:text-properties fo:font-weight="bold" officeooo:rsid="00524238" style:font-weight-asian="bold" style:font-weight-complex="bold"/>
    </style:style>
    <style:style style:name="T11" style:family="text">
      <style:text-properties fo:font-weight="bold" officeooo:rsid="00561257" style:font-weight-asian="bold" style:font-weight-complex="bold"/>
    </style:style>
    <style:style style:name="T12" style:family="text">
      <style:text-properties fo:font-weight="bold" officeooo:rsid="005652bd" style:font-weight-asian="bold" style:font-weight-complex="bold"/>
    </style:style>
    <style:style style:name="T13" style:family="text">
      <style:text-properties fo:font-weight="bold" officeooo:rsid="0058251f" style:font-weight-asian="bold" style:font-weight-complex="bold"/>
    </style:style>
    <style:style style:name="T14" style:family="text">
      <style:text-properties fo:font-weight="bold" officeooo:rsid="005a9f4f" style:font-weight-asian="bold" style:font-weight-complex="bold"/>
    </style:style>
    <style:style style:name="T15" style:family="text">
      <style:text-properties fo:font-weight="bold" officeooo:rsid="0058cf38" style:font-weight-asian="bold" style:font-weight-complex="bold"/>
    </style:style>
    <style:style style:name="T16" style:family="text">
      <style:text-properties fo:font-weight="bold" officeooo:rsid="00385dfc" style:font-weight-asian="bold" style:font-weight-complex="bold"/>
    </style:style>
    <style:style style:name="T17" style:family="text">
      <style:text-properties fo:font-weight="bold" officeooo:rsid="003aafa6" style:font-weight-asian="bold" style:font-weight-complex="bold"/>
    </style:style>
    <style:style style:name="T18" style:family="text">
      <style:text-properties fo:font-weight="bold" officeooo:rsid="005c624f" style:font-weight-asian="bold" style:font-weight-complex="bold"/>
    </style:style>
    <style:style style:name="T19" style:family="text">
      <style:text-properties fo:font-weight="bold" officeooo:rsid="00718a02" style:font-weight-asian="bold" style:font-weight-complex="bold"/>
    </style:style>
    <style:style style:name="T20" style:family="text">
      <style:text-properties fo:font-weight="bold" officeooo:rsid="0069650d" style:font-weight-asian="bold" style:font-weight-complex="bold"/>
    </style:style>
    <style:style style:name="T21" style:family="text">
      <style:text-properties fo:font-weight="bold" officeooo:rsid="00272354" style:font-weight-asian="bold" style:font-weight-complex="bold"/>
    </style:style>
    <style:style style:name="T22" style:family="text">
      <style:text-properties fo:font-weight="bold" officeooo:rsid="00288d15" style:font-weight-asian="bold" style:font-weight-complex="bold"/>
    </style:style>
    <style:style style:name="T23" style:family="text">
      <style:text-properties fo:font-weight="bold" officeooo:rsid="00299149" style:font-weight-asian="bold" style:font-weight-complex="bold"/>
    </style:style>
    <style:style style:name="T24" style:family="text">
      <style:text-properties fo:font-weight="bold" officeooo:rsid="00235e0a" style:font-weight-asian="bold" style:font-weight-complex="bold"/>
    </style:style>
    <style:style style:name="T25" style:family="text">
      <style:text-properties fo:font-weight="bold" officeooo:rsid="0017b07b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de023" style:font-weight-asian="normal" style:font-weight-complex="normal"/>
    </style:style>
    <style:style style:name="T28" style:family="text">
      <style:text-properties fo:font-weight="normal" officeooo:rsid="0040ff99" style:font-weight-asian="normal" style:font-weight-complex="normal"/>
    </style:style>
    <style:style style:name="T29" style:family="text">
      <style:text-properties fo:font-weight="normal" officeooo:rsid="00507886" style:font-weight-asian="normal" style:font-weight-complex="normal"/>
    </style:style>
    <style:style style:name="T30" style:family="text">
      <style:text-properties fo:font-weight="normal" officeooo:rsid="005652bd" style:font-weight-asian="normal" style:font-weight-complex="normal"/>
    </style:style>
    <style:style style:name="T31" style:family="text">
      <style:text-properties fo:font-weight="normal" officeooo:rsid="0055d4bb" style:font-weight-asian="normal" style:font-weight-complex="normal"/>
    </style:style>
    <style:style style:name="T32" style:family="text">
      <style:text-properties fo:font-weight="normal" officeooo:rsid="005c624f" style:font-weight-asian="normal" style:font-weight-complex="normal"/>
    </style:style>
    <style:style style:name="T33" style:family="text">
      <style:text-properties fo:font-weight="normal" officeooo:rsid="00690d7c" style:font-weight-asian="normal" style:font-weight-complex="normal"/>
    </style:style>
    <style:style style:name="T34" style:family="text">
      <style:text-properties fo:font-weight="normal" officeooo:rsid="00288d15" style:font-weight-asian="normal" style:font-weight-complex="normal"/>
    </style:style>
    <style:style style:name="T35" style:family="text">
      <style:text-properties fo:font-weight="normal" officeooo:rsid="00235e0a" style:font-weight-asian="normal" style:font-weight-complex="normal"/>
    </style:style>
    <style:style style:name="T36" style:family="text">
      <style:text-properties fo:font-weight="normal" officeooo:rsid="00194587" style:font-weight-asian="normal" style:font-weight-complex="normal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officeooo:rsid="0020590b" style:font-size-asian="8pt" style:font-size-complex="8pt"/>
    </style:style>
    <style:style style:name="T39" style:family="text">
      <style:text-properties fo:font-size="8pt" officeooo:rsid="005d0b36" style:font-size-asian="8pt" style:font-size-complex="8pt"/>
    </style:style>
    <style:style style:name="T40" style:family="text">
      <style:text-properties fo:font-size="8pt" officeooo:rsid="007930a4" style:font-size-asian="8pt" style:font-size-complex="8pt"/>
    </style:style>
    <style:style style:name="T41" style:family="text">
      <style:text-properties style:font-name="Liberation Serif" fo:font-weight="normal" officeooo:rsid="0021047c" style:font-weight-asian="normal" style:font-weight-complex="normal"/>
    </style:style>
    <style:style style:name="T42" style:family="text">
      <style:text-properties style:font-name="Liberation Serif" fo:font-weight="bold" officeooo:rsid="0021047c" style:font-weight-asian="bold" style:font-weight-complex="bold"/>
    </style:style>
    <style:style style:name="T43" style:family="text">
      <style:text-properties style:font-name="Liberation Serif" fo:font-weight="bold" officeooo:rsid="0029e942" style:font-weight-asian="bold" style:font-weight-complex="bold"/>
    </style:style>
    <style:style style:name="T44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45" style:family="text">
      <style:text-properties style:font-name="Liberation Serif" fo:font-size="12pt" officeooo:rsid="005bb6cf" style:font-size-asian="12pt" style:font-size-complex="12pt"/>
    </style:style>
    <style:style style:name="T46" style:family="text">
      <style:text-properties style:font-name="Liberation Serif" fo:font-size="12pt" fo:font-weight="bold" officeooo:rsid="005bb6cf" style:font-size-asian="12pt" style:font-weight-asian="bold" style:font-size-complex="12pt" style:font-weight-complex="bold"/>
    </style:style>
    <style:style style:name="T47" style:family="text">
      <style:text-properties officeooo:rsid="002975aa"/>
    </style:style>
    <style:style style:name="T48" style:family="text">
      <style:text-properties officeooo:rsid="0029e942"/>
    </style:style>
    <style:style style:name="T49" style:family="text">
      <style:text-properties officeooo:rsid="0035380a"/>
    </style:style>
    <style:style style:name="T50" style:family="text">
      <style:text-properties officeooo:rsid="0036b42f"/>
    </style:style>
    <style:style style:name="T51" style:family="text">
      <style:text-properties officeooo:rsid="00385dfc"/>
    </style:style>
    <style:style style:name="T52" style:family="text">
      <style:text-properties officeooo:rsid="003aafa6"/>
    </style:style>
    <style:style style:name="T53" style:family="text">
      <style:text-properties officeooo:rsid="003de023"/>
    </style:style>
    <style:style style:name="T54" style:family="text">
      <style:text-properties officeooo:rsid="0040ff99"/>
    </style:style>
    <style:style style:name="T55" style:family="text">
      <style:text-properties officeooo:rsid="00420eeb"/>
    </style:style>
    <style:style style:name="T56" style:family="text">
      <style:text-properties officeooo:rsid="00499ee1"/>
    </style:style>
    <style:style style:name="T57" style:family="text">
      <style:text-properties fo:color="#7da7d8" loext:opacity="100%" fo:font-weight="bold" style:font-weight-asian="bold" style:font-weight-complex="bold"/>
    </style:style>
    <style:style style:name="T58" style:family="text">
      <style:text-properties officeooo:rsid="004d5fe4"/>
    </style:style>
    <style:style style:name="T59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60" style:family="text">
      <style:text-properties style:font-name="DejaVu Sans Mono" fo:font-size="10pt" fo:font-weight="bold" officeooo:rsid="00499ee1" style:font-size-asian="10pt" style:font-weight-asian="bold" style:font-size-complex="10pt" style:font-weight-complex="bold"/>
    </style:style>
    <style:style style:name="T61" style:family="text">
      <style:text-properties officeooo:rsid="004da8d4"/>
    </style:style>
    <style:style style:name="T62" style:family="text">
      <style:text-properties officeooo:rsid="00507886"/>
    </style:style>
    <style:style style:name="T63" style:family="text">
      <style:text-properties officeooo:rsid="00524238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T65" style:family="text">
      <style:text-properties style:text-underline-style="none" fo:font-weight="bold" style:font-weight-asian="bold" style:font-weight-complex="bold"/>
    </style:style>
    <style:style style:name="T66" style:family="text">
      <style:text-properties officeooo:rsid="0055d4bb"/>
    </style:style>
    <style:style style:name="T67" style:family="text">
      <style:text-properties officeooo:rsid="00561257"/>
    </style:style>
    <style:style style:name="T68" style:family="text">
      <style:text-properties officeooo:rsid="005652bd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58251f" style:font-style-asian="normal" style:font-style-complex="normal"/>
    </style:style>
    <style:style style:name="T71" style:family="text">
      <style:text-properties fo:background-color="transparent" loext:char-shading-value="0"/>
    </style:style>
    <style:style style:name="T72" style:family="text">
      <style:text-properties fo:color="#74489d" loext:opacity="100%" fo:font-weight="bold" fo:background-color="transparent" loext:char-shading-value="0" style:font-weight-asian="bold" style:font-weight-complex="bold"/>
    </style:style>
    <style:style style:name="T73" style:family="text">
      <style:text-properties officeooo:rsid="0058251f"/>
    </style:style>
    <style:style style:name="T74" style:family="text">
      <style:text-properties officeooo:rsid="0058cf38"/>
    </style:style>
    <style:style style:name="T75" style:family="text">
      <style:text-properties officeooo:rsid="005a9f4f"/>
    </style:style>
    <style:style style:name="T76" style:family="text">
      <style:text-properties officeooo:rsid="005bb6cf"/>
    </style:style>
    <style:style style:name="T77" style:family="text">
      <style:text-properties officeooo:rsid="005c5437"/>
    </style:style>
    <style:style style:name="T78" style:family="text">
      <style:text-properties officeooo:rsid="00619b57"/>
    </style:style>
    <style:style style:name="T79" style:family="text">
      <style:text-properties officeooo:rsid="0063a35a"/>
    </style:style>
    <style:style style:name="T80" style:family="text">
      <style:text-properties officeooo:rsid="0069650d"/>
    </style:style>
    <style:style style:name="T81" style:family="text">
      <style:text-properties officeooo:rsid="006b47e0"/>
    </style:style>
    <style:style style:name="T82" style:family="text">
      <style:text-properties officeooo:rsid="00718a02"/>
    </style:style>
    <style:style style:name="T83" style:family="text">
      <style:text-properties officeooo:rsid="0077a32d"/>
    </style:style>
    <style:style style:name="T84" style:family="text">
      <style:text-properties officeooo:rsid="0028dc18"/>
    </style:style>
    <style:style style:name="T85" style:family="text">
      <style:text-properties officeooo:rsid="002e6dcd"/>
    </style:style>
    <style:style style:name="T86" style:family="text">
      <style:text-properties officeooo:rsid="00272354"/>
    </style:style>
    <style:style style:name="T87" style:family="text">
      <style:text-properties officeooo:rsid="00288d15"/>
    </style:style>
    <style:style style:name="T88" style:family="text">
      <style:text-properties officeooo:rsid="00299149"/>
    </style:style>
    <style:style style:name="T89" style:family="text">
      <style:text-properties officeooo:rsid="002d52a7"/>
    </style:style>
    <style:style style:name="T90" style:family="text">
      <style:text-properties officeooo:rsid="0017b07b"/>
    </style:style>
    <style:style style:name="T91" style:family="text">
      <style:text-properties officeooo:rsid="0025c692"/>
    </style:style>
    <style:style style:name="T92" style:family="text">
      <style:text-properties officeooo:rsid="00194587"/>
    </style:style>
    <style:style style:name="T93" style:family="text">
      <style:text-properties officeooo:rsid="001e0343"/>
    </style:style>
    <style:style style:name="T94" style:family="text">
      <style:text-properties officeooo:rsid="00180259"/>
    </style:style>
    <style:style style:name="T95" style:family="text">
      <style:text-properties officeooo:rsid="00235e0a"/>
    </style:style>
    <style:style style:name="T96" style:family="text">
      <style:text-properties officeooo:rsid="001f7037"/>
    </style:style>
    <style:style style:name="T97" style:family="text">
      <style:text-properties officeooo:rsid="003074dd"/>
    </style:style>
    <style:style style:name="T98" style:family="text">
      <style:text-properties officeooo:rsid="00351d8c"/>
    </style:style>
    <style:style style:name="T99" style:family="text">
      <style:text-properties officeooo:rsid="007a73bc"/>
    </style:style>
    <style:style style:name="T100" style:family="text">
      <style:text-properties officeooo:rsid="0022f3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GCP CLI GoLang</text:p>
      <text:p text:style-name="P2"><text:span text:style-name="T37">Last updated </text:span><text:span text:style-name="T38">202</text:span><text:span text:style-name="T39">20</text:span><text:span text:style-name="T40">515</text:span></text:p>
      <text:p text:style-name="P2"><text:a xlink:type="simple" xlink:href="https://cloud.google.com/sdk/gcloud" text:style-name="Internet_20_link" text:visited-style-name="Visited_20_Internet_20_Link">https://cloud.google.com/sdk/gcloud</text:a></text:p>
      <text:p text:style-name="P75"><text:span text:style-name="T99">T</text:span><text:span text:style-name="T100">ools to </text:span><text:span text:style-name="T99">C</text:span><text:span text:style-name="T100">reate and </text:span><text:span text:style-name="T99">M</text:span><text:span text:style-name="T100">anage Google Cloud </text:span><text:span text:style-name="T99">R</text:span><text:span text:style-name="T100">esources</text:span></text:p>
      <text:h text:style-name="P61" text:outline-level="1">CLI &amp; API Auth</text:h>
      <text:h text:style-name="P65" text:outline-level="3">When <text:span text:style-name="T85">One is </text:span>Authenticated and the Other Unathenticated</text:h>
      <text:p text:style-name="P67">Unathenticated <text:span text:style-name="T2">gcloud</text:span> remains unathenticated when authenticating <text:span text:style-name="T85">either</text:span> <text:span text:style-name="T2">API </text:span><text:span text:style-name="T86">via </text:span><text:span text:style-name="T21">golang</text:span>.</text:p>
      <text:p text:style-name="P67">Unauthenticated <text:span text:style-name="T21">golang</text:span> <text:span text:style-name="T2">API</text:span> remains unathenticated when <text:span text:style-name="T2">gcloud</text:span> is authenticated.</text:p>
      <text:h text:style-name="P65" text:outline-level="3">Application Default Credentials (ADC)</text:h>
      <text:p text:style-name="P55"><text:span text:style-name="T87">$ export GOOGLE_APPLICATION_CREDENTIALS="/home/user/Downloads/</text:span><text:span text:style-name="Variable"><text:span text:style-name="T87">SERVICE_ACCOUNT</text:span></text:span><text:span text:style-name="T87">.json"</text:span></text:p>
      <text:p text:style-name="P67">Unauthenticated <text:span text:style-name="T21">g</text:span><text:span text:style-name="T22">cloud</text:span><text:span text:style-name="T87"> remains unathenticated when</text:span> <text:span text:style-name="T87">using <text:s/></text:span><text:span text:style-name="T22">A</text:span><text:span text:style-name="T23">DC</text:span><text:span text:style-name="T22"> Environment Variables.</text:span></text:p>
      <text:p text:style-name="P58"><text:span text:style-name="T34">$ export GOOGLE_APPLICATION_CREDENTIALS="/home/user/Downloads/</text:span><text:span text:style-name="Variable"><text:span text:style-name="T34">SERVICE_ACCOUNT</text:span></text:span><text:span text:style-name="T34">.json"</text:span></text:p>
      <text:p text:style-name="P58"><text:span text:style-name="T87">$</text:span> gcloud auth list</text:p>
      <text:p text:style-name="P58">No credentialed accounts.</text:p>
      <text:p text:style-name="P58">$ gcloud iam roles list --limit 1</text:p>
      <text:p text:style-name="P58">ERROR: (gcloud.iam.roles.list) You do not currently have an active account selected.</text:p>
      <text:p text:style-name="P67">Unauthenticated <text:span text:style-name="T23">cloud.google.com/go</text:span> API <text:span text:style-name="T88">remains unauthenticated when using </text:span><text:span text:style-name="T22">A</text:span><text:span text:style-name="T23">CD</text:span><text:span text:style-name="T87"> </text:span><text:span text:style-name="T22">Environment Variables.</text:span></text:p>
      <text:p text:style-name="P58">ctx := context.Background()</text:p>
      <text:p text:style-name="P58">service, err := iam.NewService(ctx)</text:p>
      <text:p text:style-name="P73"><text:span text:style-name="T35">Unauthenticated </text:span><text:span text:style-name="T23">google.golang.org/api</text:span><text:span text:style-name="T35"> </text:span><text:span text:style-name="T24">API</text:span><text:span text:style-name="T35"> </text:span><text:span text:style-name="T34">using </text:span><text:span text:style-name="T22">A</text:span><text:span text:style-name="T23">CD</text:span><text:span text:style-name="T22"> </text:span><text:span text:style-name="T34">can be </text:span><text:span text:style-name="T35">athenticated w</text:span><text:span text:style-name="T34">ith manually set </text:span><text:span text:style-name="T22">Environment Variables.</text:span></text:p>
      <text:p text:style-name="P58">c, err := admin.NewIamClient(ctx)</text:p>
      <text:h text:style-name="P65" text:outline-level="3"><text:span text:style-name="T89">g</text:span>cloud Authenticated Examples</text:h>
      <text:p text:style-name="P73"><text:tab/>After <text:span text:style-name="T90">authenticating </text:span><text:span text:style-name="T25">gcloud</text:span><text:span text:style-name="T90"> with a </text:span><text:span text:style-name="T25">Service Account</text:span><text:span text:style-name="T90">:</text:span></text:p>
      <text:p text:style-name="P58">$ $ gcloud auth list</text:p>
      <text:p text:style-name="P58">No credentialed accounts.</text:p>
      <text:p text:style-name="P58"><text:span text:style-name="T91">$ </text:span>gcloud iam roles list –limit <text:span text:style-name="T91">1</text:span></text:p>
      <text:p text:style-name="P58">ERROR: (gcloud.iam.roles.list) You do not currently have an active account selected.</text:p>
      <text:p text:style-name="P58"><text:span text:style-name="T91">$ </text:span>gcloud auth activate-service-account &lt;ACCOUNT&gt; --key-file=/PATH/TO/SERVICE_ACCOUNT.json --project &lt;PROJECT&gt;</text:p>
      <text:p text:style-name="P58">$ gcloud auth list</text:p>
      <text:p text:style-name="P58"><text:s text:c="20"/>Credentialed Accounts</text:p>
      <text:p text:style-name="P58">ACTIVE <text:s/>ACCOUNT</text:p>
      <text:p text:style-name="P58">* <text:s text:c="6"/>gcpv-<text:span text:style-name="T92">sa-</text:span>test@gcp-vault-sa-test.iam.gserviceaccount.com</text:p>
      <text:p text:style-name="P58"/>
      <text:p text:style-name="P58">To set the active account, run:</text:p>
      <text:p text:style-name="P58"><text:s text:c="4"/>$ gcloud config set account `ACCOUNT`</text:p>
      <text:p text:style-name="P58">$ gcloud iam roles list --limit 1</text:p>
      <text:p text:style-name="P58">---</text:p>
      <text:p text:style-name="P58">description: Ability to view or act on access approval requests and view configuration</text:p>
      <text:p text:style-name="P58">etag: AA==</text:p>
      <text:p text:style-name="P58">name: roles/accessapproval.approver</text:p>
      <text:p text:style-name="P58">stage: BETA</text:p>
      <text:p text:style-name="P58">title: Access Approval Approver</text:p>
      <text:p text:style-name="P70"><text:tab/>google.golang.org/api<text:span text:style-name="T26"> unable to use the active credentials:</text:span></text:p>
      <text:p text:style-name="P56"><text:soft-page-break/>import (</text:p>
      <text:p text:style-name="P56">context</text:p>
      <text:p text:style-name="P56">iam "google.golang.org/api/iam/v1"</text:p>
      <text:p text:style-name="P56">)</text:p>
      <text:p text:style-name="P56">func listRoles(projectI<text:span text:style-name="T93">d</text:span> string, profile string) ([]*iam.Role, error) {</text:p>
      <text:p text:style-name="P56"><text:s text:c="2"/>ctx := context.Background()</text:p>
      <text:p text:style-name="P56"><text:s text:c="2"/>service, err := iam.NewService(ctx)</text:p>
      <text:p text:style-name="P56"><text:s text:c="2"/><text:span text:style-name="T93">project = ...</text:span></text:p>
      <text:p text:style-name="P56"><text:s text:c="2"/>response, err := service.Organizations.Roles.List(“<text:span text:style-name="T93">projects/”+projectId</text:span>).Do()</text:p>
      <text:p text:style-name="P56">...</text:p>
      <text:p text:style-name="P58">//<text:span text:style-name="T92">unable to authenticate with active gcloud auth credentials</text:span></text:p>
      <text:p text:style-name="P58">// ERR: iam.NewService: google: could not find default credentials. See https://developers.google.com/accounts/docs/application-default-credentials for more information.</text:p>
      <text:p text:style-name="P70"><text:span text:style-name="T92"><text:tab/>cloud.google.com/go/*</text:span><text:span text:style-name="T36"> is </text:span><text:span text:style-name="T26">unable to use the active credentials:</text:span></text:p>
      <text:p text:style-name="P56">import (</text:p>
      <text:p text:style-name="P56">admin "cloud.google.com/go/iam/admin/apiv1"</text:p>
      <text:p text:style-name="P58"><text:s text:c="2"/>adminpb "google.golang.org/genproto/googleapis/iam/admin/v1"</text:p>
      <text:p text:style-name="P58"><text:s text:c="2"/>"encoding/json"</text:p>
      <text:p text:style-name="P58">)</text:p>
      <text:p text:style-name="P58">...</text:p>
      <text:p text:style-name="P58">func listRoles(projectID string, profile string) {</text:p>
      <text:p text:style-name="P58"><text:s text:c="2"/>ctx := context.Background()</text:p>
      <text:p text:style-name="P58"><text:s text:c="2"/>c, err := admin.NewIamClient(ctx)</text:p>
      <text:p text:style-name="P58"><text:s text:c="2"/>req := &amp;adminpb.ListRolesRequest{}</text:p>
      <text:p text:style-name="P58">resp, err := c.ListRoles(ctx, req)</text:p>
      <text:p text:style-name="P58">...</text:p>
      <text:p text:style-name="P58">//<text:span text:style-name="T92">unable to authenticate with active gcloud auth credentials</text:span></text:p>
      <text:p text:style-name="P58">//<text:span text:style-name="T92">ERR: </text:span>panic: runtime error: invalid memory address or nil pointer dereference</text:p>
      <text:p text:style-name="P58">[signal SIGSEGV: segmentation violation code=0x1 addr=0x28 pc=0x8fbf4f]</text:p>
      <text:h text:style-name="P61" text:outline-level="1">Permission Access</text:h>
      <text:p text:style-name="P71">Brow<text:span text:style-name="T99">s</text:span>er &gt; Viewer &gt; Editor &gt; Owner</text:p>
      <text:p text:style-name="P70">google.golang.org/api/*</text:p>
      <text:list xml:id="list2082151215" text:style-name="L1">
        <text:list-item>
          <text:p text:style-name="P68"><text:span text:style-name="T94">List</text:span> forbidden with Browser perms</text:p>
        </text:list-item>
        <text:list-item>
          <text:p text:style-name="P68"><text:span text:style-name="T94">List </text:span>permitted with Viewer+ perms</text:p>
        </text:list-item>
      </text:list>
      <text:p text:style-name="P70">cloud.google.com/go/*</text:p>
      <text:list xml:id="list86346683" text:style-name="L3">
        <text:list-item>
          <text:p text:style-name="P69"><text:span text:style-name="T94">List </text:span>permitted with Browser<text:span text:style-name="T94">+</text:span> perms</text:p>
        </text:list-item>
      </text:list>
      <text:p text:style-name="P73"/>
      <text:h text:style-name="P61" text:outline-level="1">Navigating the Docs</text:h>
      <text:h text:style-name="P63" text:outline-level="2">google.golang.org/api/</text:h>
      <text:p text:style-name="P73"><text:a xlink:type="simple" xlink:href="https://godoc.org/google.golang.org/api/iam/v1#Service" text:style-name="Internet_20_link" text:visited-style-name="Visited_20_Internet_20_Link">https://godoc.org/google.golang.org/api/iam/v1#Service</text:a></text:p>
      <text:p text:style-name="P66"><text:bookmark text:name="Service"/>type <text:a xlink:type="simple" xlink:href="https://github.com/googleapis/google-api-go-client/tree/master/iam/v1/iam-gen.go#L127" text:style-name="Internet_20_link" text:visited-style-name="Visited_20_Internet_20_Link">Service</text:a> </text:p>
      <text:p text:style-name="P66">type Service struct {</text:p>
      <text:p text:style-name="P66"><text:s text:c="4"/><text:bookmark text:name="Service.BasePath"/>BasePath <text:s/><text:a xlink:type="simple" xlink:href="https://godoc.org/builtin#string" text:style-name="Internet_20_link" text:visited-style-name="Visited_20_Internet_20_Link">string</text:a> // API endpoint base URL</text:p>
      <text:p text:style-name="P66"><text:s text:c="4"/><text:bookmark text:name="Service.UserAgent"/>UserAgent <text:a xlink:type="simple" xlink:href="https://godoc.org/builtin#string" text:style-name="Internet_20_link" text:visited-style-name="Visited_20_Internet_20_Link">string</text:a> // optional additional User-Agent fragment</text:p>
      <text:p text:style-name="P66"><text:s text:c="4"/><text:bookmark text:name="Service.IamPolicies"/>IamPolicies *<text:a xlink:type="simple" xlink:href="https://godoc.org/google.golang.org/api/iam/v1#IamPoliciesService" text:style-name="Internet_20_link" text:visited-style-name="Visited_20_Internet_20_Link">IamPoliciesService</text:a></text:p>
      <text:p text:style-name="P66"><text:s text:c="4"/><text:bookmark text:name="Service.Organizations"/>Organizations *<text:a xlink:type="simple" xlink:href="https://godoc.org/google.golang.org/api/iam/v1#OrganizationsService" text:style-name="Internet_20_link" text:visited-style-name="Visited_20_Internet_20_Link">OrganizationsService</text:a></text:p>
      <text:p text:style-name="P66"><text:s text:c="4"/><text:bookmark text:name="Service.Permissions"/>Permissions *<text:a xlink:type="simple" xlink:href="https://godoc.org/google.golang.org/api/iam/v1#PermissionsService" text:style-name="Internet_20_link" text:visited-style-name="Visited_20_Internet_20_Link">PermissionsService</text:a></text:p>
      <text:p text:style-name="P66"><text:s text:c="4"/><text:bookmark text:name="Service.Projects"/>Projects *<text:a xlink:type="simple" xlink:href="https://godoc.org/google.golang.org/api/iam/v1#ProjectsService" text:style-name="Internet_20_link" text:visited-style-name="Visited_20_Internet_20_Link">ProjectsService</text:a></text:p>
      <text:p text:style-name="P66"><text:soft-page-break/><text:s text:c="4"/><text:bookmark text:name="Service.Roles"/>Roles *<text:a xlink:type="simple" xlink:href="https://godoc.org/google.golang.org/api/iam/v1#RolesService" text:style-name="Internet_20_link" text:visited-style-name="Visited_20_Internet_20_Link">RolesService</text:a></text:p>
      <text:p text:style-name="P66"><text:s text:c="4"/>// contains filtered or unexported fields <text:s/>}</text:p>
      <text:p text:style-name="P58">BASEPATH: https://iam.googleapis.com/</text:p>
      <text:p text:style-name="P58">UA: <text:s/>// <text:span text:style-name="T95">empty by default</text:span></text:p>
      <text:p text:style-name="P58"><text:s text:c="2"/>service.UserAgent = "hazzah"</text:p>
      <text:p text:style-name="P58"><text:s text:c="2"/>fmt.Println("UA:",service.UserAgent)</text:p>
      <text:p text:style-name="P58">// <text:span text:style-name="T95">UA: hazzah</text:span></text:p>
      <text:p text:style-name="P73"><text:a xlink:type="simple" xlink:href="https://godoc.org/google.golang.org/api/iam/v1#OrganizationsService" text:style-name="Internet_20_link" text:visited-style-name="Visited_20_Internet_20_Link">https://godoc.org/google.golang.org/api/iam/v1#OrganizationsService</text:a></text:p>
      <text:p text:style-name="P66"><text:bookmark text:name="OrganizationsService"/>type <text:a xlink:type="simple" xlink:href="https://github.com/googleapis/google-api-go-client/tree/master/iam/v1/iam-gen.go#L165" text:style-name="Internet_20_link" text:visited-style-name="Visited_20_Internet_20_Link">OrganizationsService</text:a> </text:p>
      <text:p text:style-name="P66">type OrganizationsService struct {</text:p>
      <text:p text:style-name="P66"><text:s text:c="4"/><text:bookmark text:name="OrganizationsService.Roles"/>Roles *<text:a xlink:type="simple" xlink:href="https://godoc.org/google.golang.org/api/iam/v1#OrganizationsRolesService" text:style-name="Internet_20_link" text:visited-style-name="Visited_20_Internet_20_Link">OrganizationsRolesService</text:a></text:p>
      <text:p text:style-name="P66"><text:s text:c="4"/>// contains filtered or unexported fields <text:s/>}</text:p>
      <text:p text:style-name="P66"/>
      <text:p text:style-name="P73"/>
      <text:p text:style-name="P73"><text:a xlink:type="simple" xlink:href="https://godoc.org/google.golang.org/api/iam/v1#OrganizationsRolesService" text:style-name="Internet_20_link" text:visited-style-name="Visited_20_Internet_20_Link">https://godoc.org/google.golang.org/api/iam/v1#OrganizationsRolesService</text:a> </text:p>
      <text:p text:style-name="P72">scroll to:</text:p>
      <text:p text:style-name="P66"><text:bookmark text:name="OrganizationsRolesService.List"/>func (*OrganizationsRolesService) <text:a xlink:type="simple" xlink:href="https://github.com/googleapis/google-api-go-client/tree/master/iam/v1/iam-gen.go#L3240" text:style-name="Internet_20_link" text:visited-style-name="Visited_20_Internet_20_Link">List</text:a> </text:p>
      <text:p text:style-name="P66">func (r *<text:a xlink:type="simple" xlink:href="https://godoc.org/google.golang.org/api/iam/v1#OrganizationsRolesService" text:style-name="Internet_20_link" text:visited-style-name="Visited_20_Internet_20_Link">OrganizationsRolesService</text:a>) List(parent <text:a xlink:type="simple" xlink:href="https://godoc.org/builtin#string" text:style-name="Internet_20_link" text:visited-style-name="Visited_20_Internet_20_Link">string</text:a>) *<text:a xlink:type="simple" xlink:href="https://godoc.org/google.golang.org/api/iam/v1#OrganizationsRolesListCall" text:style-name="Internet_20_link" text:visited-style-name="Visited_20_Internet_20_Link">OrganizationsRolesListCall</text:a></text:p>
      <text:p text:style-name="P66">List: Lists every predefined Role that IAM supports, or every custom role that is defined for an organization or project. </text:p>
      <text:p text:style-name="P73"><text:a xlink:type="simple" xlink:href="https://godoc.org/google.golang.org/api/iam/v1#RolesListCall.Parent" text:style-name="Internet_20_link" text:visited-style-name="Visited_20_Internet_20_Link">https://godoc.org/google.golang.org/api/iam/v1#RolesListCall.Parent</text:a></text:p>
      <text:p text:style-name="P66"><text:bookmark text:name="RolesListCall.Parent"/>func (*RolesListCall) <text:a xlink:type="simple" xlink:href="https://github.com/googleapis/google-api-go-client/tree/master/iam/v1/iam-gen.go#L8021" text:style-name="Internet_20_link" text:visited-style-name="Visited_20_Internet_20_Link">Parent</text:a> </text:p>
      <text:p text:style-name="P66">func (c *<text:a xlink:type="simple" xlink:href="https://godoc.org/google.golang.org/api/iam/v1#RolesListCall" text:style-name="Internet_20_link" text:visited-style-name="Visited_20_Internet_20_Link">RolesListCall</text:a>) Parent(parent <text:a xlink:type="simple" xlink:href="https://godoc.org/builtin#string" text:style-name="Internet_20_link" text:visited-style-name="Visited_20_Internet_20_Link">string</text:a>) *<text:a xlink:type="simple" xlink:href="https://godoc.org/google.golang.org/api/iam/v1#RolesListCall" text:style-name="Internet_20_link" text:visited-style-name="Visited_20_Internet_20_Link">RolesListCall</text:a></text:p>
      <text:p text:style-name="P66">Parent sets the optional parameter "parent": The `parent` parameter's value depends on the target resource for the request, namely [`roles`](/iam/reference/rest/v1/roles), [`projects`](/iam/refe rence/rest/v1/projects.roles), or [`organizations`](/iam/reference/rest/v1/organizations.roles). Each resource type's `parent` value format is described below: </text:p>
      <text:p text:style-name="P66">* [`roles.list()`](/iam/reference/rest/v1/roles/list): An empty string. </text:p>
      <text:p text:style-name="P66">This method doesn't require a resource; it simply returns all</text:p>
      <text:p text:style-name="P66">[predefined roles](/iam/docs/understanding-roles#predefined_roles)</text:p>
      <text:p text:style-name="P66">in </text:p>
      <text:p text:style-name="P66">Cloud IAM. Example request URL:</text:p>
      <text:p text:style-name="P66">`<text:a xlink:type="simple" xlink:href="https://iam.googleapis.com/v1/roles" text:style-name="Internet_20_link" text:visited-style-name="Visited_20_Internet_20_Link">https://iam.googleapis.com/v1/roles</text:a>`</text:p>
      <text:p text:style-name="P58"><text:s/>response, err := service.Organizations.Roles.List("").Do()</text:p>
      <text:p text:style-name="P58">//[] Projects.Roles.List: googleapi: got HTTP response code 404 with body: &lt;!DOCTYPE html&gt;</text:p>
      <text:p text:style-name="P58"/>
      <text:p text:style-name="P66">* [`projects.roles.list()`](/iam/reference/rest/v1/projects.roles/list): </text:p>
      <text:p text:style-name="P66">`projects/{PROJECT_ID}`. This method lists all project-level</text:p>
      <text:p text:style-name="P66">[custom roles](/iam/docs/understanding-custom-roles).</text:p>
      <text:p text:style-name="P66">Example request URL:</text:p>
      <text:p text:style-name="P66">`<text:a xlink:type="simple" xlink:href="https://iam.googleapis.com/v1/projects/" text:style-name="Internet_20_link" text:visited-style-name="Visited_20_Internet_20_Link">https://iam.googleapis.com/v1/projects/</text:a>{PROJECT_ID}/roles`</text:p>
      <text:p text:style-name="P58">response, err := service.Projects.Roles.List("projects/" + projectID).Do()</text:p>
      <text:p text:style-name="P58">// <text:span text:style-name="T96">&lt;nil&gt; <text:s text:c="7"/>when project is without any roles</text:span></text:p>
      <text:p text:style-name="P66">* [`organizations.roles.list()`](/iam/reference/rest/v1/organizations.ro les/list): </text:p>
      <text:p text:style-name="P66">`organizations/{ORGANIZATION_ID}`. This method lists all</text:p>
      <text:p text:style-name="P66"><text:soft-page-break/>organization-level [custom</text:p>
      <text:p text:style-name="P66">roles](/iam/docs/understanding-custom-roles). </text:p>
      <text:p text:style-name="P66">Example request URL:</text:p>
      <text:p text:style-name="P66">`<text:a xlink:type="simple" xlink:href="https://iam.googleapis.com/v1/organizations/" text:style-name="Internet_20_link" text:visited-style-name="Visited_20_Internet_20_Link">https://iam.googleapis.com/v1/organizations/</text:a>{ORGANIZATION_ID}/roles` </text:p>
      <text:p text:style-name="P66">Note: Wildcard (*) values are invalid; you must specify a complete project ID or organization ID. </text:p>
      <text:p text:style-name="P66"/>
      <text:p text:style-name="P73"><text:a xlink:type="simple" xlink:href="https://godoc.org/google.golang.org/api/iam/v1#ListRolesResponse" text:style-name="Internet_20_link" text:visited-style-name="Visited_20_Internet_20_Link">https://godoc.org/google.golang.org/api/iam/v1#ListRolesResponse</text:a></text:p>
      <text:h text:style-name="P63" text:outline-level="2">cloud.google.com/go/</text:h>
      <text:p text:style-name="P73"><text:a xlink:type="simple" xlink:href="https://godoc.org/cloud.google.com/go" text:style-name="Internet_20_link" text:visited-style-name="Visited_20_Internet_20_Link">https://godoc.org/cloud.google.com/go</text:a></text:p>
      <text:p text:style-name="P73"><text:a xlink:type="simple" xlink:href="https://godoc.org/cloud.google.com/go/iam/admin/apiv1" text:style-name="Internet_20_link" text:visited-style-name="Visited_20_Internet_20_Link">https://godoc.org/cloud.google.com/go/iam/admin/apiv1</text:a></text:p>
      <text:p text:style-name="P66"><text:bookmark text:name="IamClient"/>type <text:a xlink:type="simple" xlink:href="https://github.com/GoogleCloudPlatform/gcloud-golang/tree/master/iam/admin/apiv1/iam_client.go#L117" text:style-name="Internet_20_link" text:visited-style-name="Visited_20_Internet_20_Link">IamClient</text:a> </text:p>
      <text:p text:style-name="P66">type IamClient struct {</text:p>
      <text:p text:style-name="P66"/>
      <text:p text:style-name="P66"><text:s text:c="4"/>// The call options for this service.</text:p>
      <text:p text:style-name="P66"><text:s text:c="4"/><text:bookmark text:name="IamClient.CallOptions"/>CallOptions *<text:a xlink:type="simple" xlink:href="https://godoc.org/cloud.google.com/go/iam/admin/apiv1#IamCallOptions" text:style-name="Internet_20_link" text:visited-style-name="Visited_20_Internet_20_Link">IamCallOptions</text:a></text:p>
      <text:p text:style-name="P66"><text:s text:c="4"/>// contains filtered or unexported fields</text:p>
      <text:p text:style-name="P66">}</text:p>
      <text:p text:style-name="P66">IamClient is a client for interacting with Google Identity and Access Management (IAM) API. </text:p>
      <text:p text:style-name="P66">Methods, except Close, may be called concurrently. However, fields must not be modified concurrently with method calls. </text:p>
      <text:p text:style-name="P66"><text:bookmark text:name="NewIamClient"/>func <text:a xlink:type="simple" xlink:href="https://github.com/GoogleCloudPlatform/gcloud-golang/tree/master/iam/admin/apiv1/iam_client.go#L149" text:style-name="Internet_20_link" text:visited-style-name="Visited_20_Internet_20_Link">NewIamClient</text:a> </text:p>
      <text:p text:style-name="P66">func NewIamClient(ctx <text:a xlink:type="simple" xlink:href="https://godoc.org/context" text:style-name="Internet_20_link" text:visited-style-name="Visited_20_Internet_20_Link">context</text:a>.<text:a xlink:type="simple" xlink:href="https://godoc.org/context#Context" text:style-name="Internet_20_link" text:visited-style-name="Visited_20_Internet_20_Link">Context</text:a>, opts ...<text:a xlink:type="simple" xlink:href="https://godoc.org/google.golang.org/api/option" text:style-name="Internet_20_link" text:visited-style-name="Visited_20_Internet_20_Link">option</text:a>.<text:a xlink:type="simple" xlink:href="https://godoc.org/google.golang.org/api/option#ClientOption" text:style-name="Internet_20_link" text:visited-style-name="Visited_20_Internet_20_Link">ClientOption</text:a>) (*<text:a xlink:type="simple" xlink:href="https://godoc.org/cloud.google.com/go/iam/admin/apiv1#IamClient" text:style-name="Internet_20_link" text:visited-style-name="Visited_20_Internet_20_Link">IamClient</text:a>, <text:a xlink:type="simple" xlink:href="https://godoc.org/builtin#error" text:style-name="Internet_20_link" text:visited-style-name="Visited_20_Internet_20_Link">error</text:a>)</text:p>
      <text:p text:style-name="P66">NewIamClient creates a new iam client. </text:p>
      <text:p text:style-name="P66">Creates and manages service account objects. </text:p>
      <text:p text:style-name="P66">Service account is an account that belongs to your project instead of to an individual end user. It is used to authenticate calls to a Google API. </text:p>
      <text:p text:style-name="P66">To create a service account, specify the project_id and account_id for the account. The account_id is unique within the project, and used to generate the service account email address and a stable unique_id. </text:p>
      <text:p text:style-name="P66">All other methods can identify accounts using the format projects/{PROJECT_ID}/serviceAccounts/{SERVICE_ACCOUNT_EMAIL}. Using - as a wildcard for the project will infer the project from the account. The account value can be the email address or the unique_id of the service account. </text:p>
      <text:p text:style-name="P73"><text:a xlink:type="simple" xlink:href="https://godoc.org/cloud.google.com/go/iam/admin/apiv1#IamClient.ListRoles" text:style-name="Internet_20_link" text:visited-style-name="Visited_20_Internet_20_Link">https://godoc.org/cloud.google.com/go/iam/admin/apiv1#IamClient.ListRoles</text:a></text:p>
      <text:p text:style-name="P66">func (*IamClient) ListRoles</text:p>
      <text:p text:style-name="P66">func (c *IamClient) ListRoles(ctx context.Context, req *adminpb.ListRolesRequest, opts ...gax.CallOption) (*adminpb.ListRolesResponse, error)</text:p>
      <text:p text:style-name="P66">ListRoles lists the Roles defined on a resource.</text:p>
      <text:p text:style-name="P66">Example</text:p>
      <text:p text:style-name="P66">Code:</text:p>
      <text:p text:style-name="P66">ctx := context.Background()</text:p>
      <text:p text:style-name="P66">c, err := admin.NewIamClient(ctx)</text:p>
      <text:p text:style-name="P66"><text:soft-page-break/>if err != nil {</text:p>
      <text:p text:style-name="P66"><text:s text:c="4"/>// TODO: Handle error.</text:p>
      <text:p text:style-name="P66">}</text:p>
      <text:p text:style-name="P66">req := &amp;adminpb.ListRolesRequest{</text:p>
      <text:p text:style-name="P66"><text:s text:c="4"/>// TODO: Fill request struct fields.</text:p>
      <text:p text:style-name="P66">}</text:p>
      <text:p text:style-name="P66">resp, err := c.ListRoles(ctx, req)</text:p>
      <text:p text:style-name="P66">if err != nil {</text:p>
      <text:p text:style-name="P66"><text:s text:c="4"/>// TODO: Handle error. <text:s/></text:p>
      <text:p text:style-name="P66">}</text:p>
      <text:p text:style-name="P66">// TODO: Use resp.</text:p>
      <text:p text:style-name="P66">_ = resp</text:p>
      <text:p text:style-name="P66"/>
      <text:p text:style-name="P73"><text:a xlink:type="simple" xlink:href="https://godoc.org/google.golang.org/genproto/googleapis/iam/admin/v1#ListRolesRequest" text:style-name="Internet_20_link" text:visited-style-name="Visited_20_Internet_20_Link">https://godoc.org/google.golang.org/genproto/googleapis/iam/admin/v1#ListRolesRequest</text:a></text:p>
      <text:p text:style-name="P66"><text:bookmark text:name="ListRolesRequest"/>type <text:a xlink:type="simple" xlink:href="https://github.com/googleapis/go-genproto/tree/master/googleapis/iam/admin/v1/iam.pb.go#L1871" text:style-name="Internet_20_link" text:visited-style-name="Visited_20_Internet_20_Link">ListRolesRequest</text:a> </text:p>
      <text:p text:style-name="P66">type ListRolesRequest struct {</text:p>
      <text:p text:style-name="P66"><text:s text:c="4"/>// The `parent` parameter's value depends on the target resource for the</text:p>
      <text:p text:style-name="P66"><text:s text:c="4"/>// request, namely</text:p>
      <text:p text:style-name="P66"><text:s text:c="4"/>// [`roles`](/iam/reference/rest/v1/roles),</text:p>
      <text:p text:style-name="P66"><text:s text:c="4"/>// [`projects`](/iam/reference/rest/v1/projects.roles), or</text:p>
      <text:p text:style-name="P66"><text:s text:c="4"/>// [`organizations`](/iam/reference/rest/v1/organizations.roles). Each</text:p>
      <text:p text:style-name="P66"><text:s text:c="4"/>// resource type's `parent` value format is described below:</text:p>
      <text:p text:style-name="P66"><text:s text:c="4"/>//</text:p>
      <text:p text:style-name="P58">req := &amp;adminpb.ListRolesRequest{PageSize: 2}</text:p>
      <text:p text:style-name="P57">or</text:p>
      <text:p text:style-name="P58">req := &amp;adminpb.ListRolesRequest{}</text:p>
      <text:p text:style-name="P58">req.PageSize=1</text:p>
      <text:p text:style-name="P66"/>
      <text:p text:style-name="P66"/>
      <text:h text:style-name="P61" text:outline-level="1">cloud.google.com/go</text:h>
      <text:p text:style-name="P58">// <text:span text:style-name="T97">import</text:span></text:p>
      <text:p text:style-name="P58">// option "google.golang.org/api/option"</text:p>
      <text:p text:style-name="P58">// admin "cloud.google.com/go/iam/admin/apiv1"</text:p>
      <text:p text:style-name="P58">// adminpb "google.golang.org/genproto/googleapis/iam/admin/v1"</text:p>
      <text:p text:style-name="P58">func cloudgo_listRoles(projectId string, profile string) (resp *adminpb.ListRolesResponse) {</text:p>
      <text:p text:style-name="P58"><text:s text:c="2"/>ctx := context.Background()</text:p>
      <text:p text:style-name="P58"><text:s text:c="2"/>secret, err := json.Marshal(json_to_mapss(getCreds(profile)))</text:p>
      <text:p text:style-name="P58"><text:s text:c="2"/>c, err := admin.NewIamClient(ctx, option.WithCredentialsJSON(secret))</text:p>
      <text:p text:style-name="P58">if err != nil {</text:p>
      <text:p text:style-name="P58"><text:s text:c="4"/>// TODO: Handle error.</text:p>
      <text:p text:style-name="P58">}</text:p>
      <text:p text:style-name="P58">req := &amp;adminpb.ListRolesRequest{}</text:p>
      <text:p text:style-name="P58">// https://godoc.org/google.golang.org/genproto/googleapis/iam/admin/v1#ListRolesRequest</text:p>
      <text:p text:style-name="P58">req.PageSize=1</text:p>
      <text:p text:style-name="P58">resp, err = c.ListRoles(ctx, req)</text:p>
      <text:p text:style-name="P58">if err != nil {</text:p>
      <text:p text:style-name="P58"><text:s text:c="2"/>fmt.Println("ERR:",err)</text:p>
      <text:p text:style-name="P58"><text:s text:c="2"/>// TODO: Handle error.</text:p>
      <text:p text:style-name="P58">}</text:p>
      <text:p text:style-name="P58"><text:span text:style-name="T98">return </text:span>resp}</text:p>
      <text:h text:style-name="P61" text:outline-level="1"><text:soft-page-break/>google.golang.org/api</text:h>
      <text:p text:style-name="P58">// <text:span text:style-name="T97">import</text:span></text:p>
      <text:p text:style-name="P58">// "context"</text:p>
      <text:p text:style-name="P58">// iam "google.golang.org/api/iam/v1"</text:p>
      <text:p text:style-name="P58">func gapi_listRoles(projectId string, profile string) ([]*iam.Role, error) {</text:p>
      <text:p text:style-name="P58"><text:s text:c="2"/>ctx := context.Background()</text:p>
      <text:p text:style-name="P58"><text:s text:c="2"/>secret, err := json.Marshal(json_to_mapss(getCreds(profile)))</text:p>
      <text:p text:style-name="P58"><text:s text:c="2"/>service, err := iam.NewService(ctx, option.WithCredentialsJSON(secret))</text:p>
      <text:p text:style-name="P58"><text:s text:c="2"/>if err != nil {</text:p>
      <text:p text:style-name="P58"><text:s text:c="4"/>return nil, fmt.Errorf("iam.NewService: %v", err)</text:p>
      <text:p text:style-name="P58"><text:s text:c="2"/>}</text:p>
      <text:p text:style-name="P58"><text:s text:c="2"/>response, err := service.Organizations.Roles.List("projects/"+projectId).Do()</text:p>
      <text:p text:style-name="P58"><text:s text:c="2"/>if err != nil {</text:p>
      <text:p text:style-name="P58"><text:s text:c="4"/>return nil, fmt.Errorf("Projects.Roles.List: %v", err)</text:p>
      <text:p text:style-name="P58"><text:s text:c="2"/>}</text:p>
      <text:p text:style-name="P58"><text:s text:c="2"/>for _, role := range response.Roles {</text:p>
      <text:p text:style-name="P58"><text:s text:c="4"/>fmt.Printf("Listing role: %v\n", role.Name)</text:p>
      <text:p text:style-name="P58"><text:s text:c="2"/>}</text:p>
      <text:p text:style-name="P58"><text:s text:c="2"/>return response.Roles, nil</text:p>
      <text:p text:style-name="P5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ab3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in" fo:margin-right="0in" fo:margin-top="0.139in" fo:margin-bottom="0.0835in" style:contextual-spacing="false" fo:text-indent="0in" style:auto-text-indent="false"/>
      <style:text-properties fo:color="#e8a202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.0835in" style:contextual-spacing="false" fo:text-indent="0in" style:auto-text-indent="false"/>
      <style:text-properties fo:color="#87d1d1" loext:opacity="100%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0.75in" fo:margin-right="0in" fo:margin-top="0.0835in" fo:margin-bottom="0.0835in" style:contextual-spacing="false" fo:text-indent="0in" style:auto-text-indent="false" style:page-number="auto" style:shadow="none"/>
      <style:text-properties fo:color="#f68e76" loext:opacity="100%" fo:font-size="95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1in" fo:margin-right="0in" fo:margin-top="0.0835in" fo:margin-bottom="0.0417in" style:contextual-spacing="false" fo:text-indent="0in" style:auto-text-indent="false"/>
      <style:text-properties fo:color="#aa55a1" loext:opacity="100%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OTE" style:family="paragraph" style:parent-style-name="Heading_20_7"/>
    <style:style style:name="CODE" style:family="paragraph" style:parent-style-name="Text_20_body" style:master-page-name="">
      <loext:graphic-properties draw:fill="solid" draw:fill-color="#eeeeee"/>
      <style:paragraph-properties fo:margin-left="1in" fo:margin-right="0in" fo:margin-top="0in" fo:margin-bottom="0in" style:contextual-spacing="false" fo:line-height="100%" fo:text-align="justify" style:justify-single-word="false" fo:text-indent="0in" style:auto-text-indent="false" style:page-number="auto" fo:background-color="#eeeeee" fo:padding="0.0201in" fo:border="0.06pt solid #cccccc" style:shadow="none" style:snap-to-layout-grid="false">
        <style:tab-stops/>
      </style:paragraph-properties>
      <style:text-properties style:font-name="Liberation Mono" fo:font-family="'Liberation Mono'" style:font-style-name="Regular" style:font-family-generic="modern" style:font-pitch="fixed" fo:font-size="8pt" officeooo:rsid="00211048" fo:background-color="transparent" style:font-size-asian="10.5pt"/>
    </style:style>
    <style:style style:name="QUOTE" style:family="paragraph" style:parent-style-name="Text_20_body">
      <loext:graphic-properties draw:fill="solid" draw:fill-color="#ffd8ce"/>
      <style:paragraph-properties fo:margin-left="1in" fo:margin-right="1in" fo:line-height="100%" fo:text-indent="0in" style:auto-text-indent="false" fo:background-color="#ffd8ce"/>
      <style:text-properties fo:font-size="9pt" fo:background-color="transparent" style:font-size-asian="10.5pt"/>
    </style:style>
    <style:style style:name="LivingDoc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7:56:12.124471333</meta:creation-date>
    <dc:date>2022-05-16T22:42:42.143450022</dc:date>
    <meta:editing-duration>P1DT10H25M12S</meta:editing-duration>
    <meta:editing-cycles>85</meta:editing-cycles>
    <meta:generator>LibreOffice/7.1.8.1$Linux_X86_64 LibreOffice_project/10$Build-1</meta:generator>
    <meta:document-statistic meta:table-count="0" meta:image-count="0" meta:object-count="0" meta:page-count="6" meta:paragraph-count="225" meta:word-count="1060" meta:character-count="10004" meta:non-whitespace-character-count="8941"/>
  </office:meta>
</office:document-meta>
</file>